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7.9pt" svg:height="534.59pt" svg:x="1275.08pt" svg:y="44.73pt">
            <draw:object draw:notify-on-update-of-ranges="Sheet1.A1:Sheet1.A1 Sheet1.A2:Sheet1.A65 Sheet1.H1:Sheet1.H1 Sheet1.H2:Sheet1.H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02.51pt" svg:height="550.12pt" svg:x="1281.34pt" svg:y="601.91pt">
            <draw:object draw:notify-on-update-of-ranges="Sheet1.A1:Sheet1.A1 Sheet1.A2:Sheet1.A65 Sheet1.Q1:Sheet1.Q1 Sheet1.Q2:Sheet1.Q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ime(ms)</text:p>
          </table:table-cell>
          <table:table-cell table:number-columns-repeated="2" office:value-type="string" calcext:value-type="string">
            <text:p>open mp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time(ms)</text:p>
          </table:table-cell>
          <table:table-cell table:number-columns-repeated="2" office:value-type="string" calcext:value-type="string">
            <text:p>pthr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5515" calcext:value-type="float">
            <text:p>15515</text:p>
          </table:table-cell>
          <table:table-cell office:value-type="float" office:value="0.989752" calcext:value-type="float">
            <text:p>0.989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5356" calcext:value-type="float">
            <text:p>153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7772" calcext:value-type="float">
            <text:p>7772</text:p>
          </table:table-cell>
          <table:table-cell office:value-type="float" office:value="1.97581" calcext:value-type="float">
            <text:p>1.97581</text:p>
          </table:table-cell>
          <table:table-cell office:value-type="float" office:value="1.99627" calcext:value-type="float">
            <text:p>1.9962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7675" calcext:value-type="float">
            <text:p>7675</text:p>
          </table:table-cell>
          <table:table-cell table:number-columns-repeated="2" office:value-type="float" office:value="2.00078" calcext:value-type="float">
            <text:p>2.00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5178" calcext:value-type="float">
            <text:p>5178</text:p>
          </table:table-cell>
          <table:table-cell office:value-type="float" office:value="2.96562" calcext:value-type="float">
            <text:p>2.96562</text:p>
          </table:table-cell>
          <table:table-cell office:value-type="float" office:value="2.99633" calcext:value-type="float">
            <text:p>2.9963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5118" calcext:value-type="float">
            <text:p>5118</text:p>
          </table:table-cell>
          <table:table-cell table:number-columns-repeated="2" office:value-type="float" office:value="3.00039" calcext:value-type="float">
            <text:p>3.00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866" calcext:value-type="float">
            <text:p>3866</text:p>
          </table:table-cell>
          <table:table-cell office:value-type="float" office:value="3.97206" calcext:value-type="float">
            <text:p>3.97206</text:p>
          </table:table-cell>
          <table:table-cell office:value-type="float" office:value="4.01319" calcext:value-type="float">
            <text:p>4.0131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3838" calcext:value-type="float">
            <text:p>3838</text:p>
          </table:table-cell>
          <table:table-cell table:number-columns-repeated="2" office:value-type="float" office:value="4.00104" calcext:value-type="float">
            <text:p>4.00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216" calcext:value-type="float">
            <text:p>3216</text:p>
          </table:table-cell>
          <table:table-cell office:value-type="float" office:value="4.77488" calcext:value-type="float">
            <text:p>4.77488</text:p>
          </table:table-cell>
          <table:table-cell office:value-type="float" office:value="4.82432" calcext:value-type="float">
            <text:p>4.82432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071" calcext:value-type="float">
            <text:p>3071</text:p>
          </table:table-cell>
          <table:table-cell table:number-columns-repeated="2" office:value-type="float" office:value="5.00033" calcext:value-type="float">
            <text:p>5.00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755" calcext:value-type="float">
            <text:p>2755</text:p>
          </table:table-cell>
          <table:table-cell office:value-type="float" office:value="5.57387" calcext:value-type="float">
            <text:p>5.57387</text:p>
          </table:table-cell>
          <table:table-cell office:value-type="float" office:value="5.63158" calcext:value-type="float">
            <text:p>5.63158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2569" calcext:value-type="float">
            <text:p>2569</text:p>
          </table:table-cell>
          <table:table-cell table:number-columns-repeated="2" office:value-type="float" office:value="5.97742" calcext:value-type="float">
            <text:p>5.977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2478" calcext:value-type="float">
            <text:p>2478</text:p>
          </table:table-cell>
          <table:table-cell office:value-type="float" office:value="6.19693" calcext:value-type="float">
            <text:p>6.19693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 table:number-columns-repeated="2"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2074" calcext:value-type="float">
            <text:p>2074</text:p>
          </table:table-cell>
          <table:table-cell office:value-type="float" office:value="7.40405" calcext:value-type="float">
            <text:p>7.40405</text:p>
          </table:table-cell>
          <table:table-cell office:value-type="float" office:value="7.48071" calcext:value-type="float">
            <text:p>7.4807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float" office:value="7.96473" calcext:value-type="float">
            <text:p>7.96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1739" calcext:value-type="float">
            <text:p>1739</text:p>
          </table:table-cell>
          <table:table-cell office:value-type="float" office:value="8.83036" calcext:value-type="float">
            <text:p>8.83036</text:p>
          </table:table-cell>
          <table:table-cell office:value-type="float" office:value="8.92179" calcext:value-type="float">
            <text:p>8.9217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1728" calcext:value-type="float">
            <text:p>1728</text:p>
          </table:table-cell>
          <table:table-cell table:number-columns-repeated="2" office:value-type="float" office:value="8.88657" calcext:value-type="float">
            <text:p>8.886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46" calcext:value-type="float">
            <text:p>1546</text:p>
          </table:table-cell>
          <table:table-cell office:value-type="float" office:value="9.93273" calcext:value-type="float">
            <text:p>9.93273</text:p>
          </table:table-cell>
          <table:table-cell office:value-type="float" office:value="10.0356" calcext:value-type="float">
            <text:p>10.035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1542" calcext:value-type="float">
            <text:p>1542</text:p>
          </table:table-cell>
          <table:table-cell table:number-columns-repeated="2" office:value-type="float" office:value="9.9585" calcext:value-type="float">
            <text:p>9.95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1397" calcext:value-type="float">
            <text:p>1397</text:p>
          </table:table-cell>
          <table:table-cell office:value-type="float" office:value="10.9921" calcext:value-type="float">
            <text:p>10.9921</text:p>
          </table:table-cell>
          <table:table-cell office:value-type="float" office:value="11.1059" calcext:value-type="float">
            <text:p>11.105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1447" calcext:value-type="float">
            <text:p>1447</text:p>
          </table:table-cell>
          <table:table-cell table:number-columns-repeated="2" office:value-type="float" office:value="10.6123" calcext:value-type="float">
            <text:p>10.6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1299" calcext:value-type="float">
            <text:p>1299</text:p>
          </table:table-cell>
          <table:table-cell office:value-type="float" office:value="11.8214" calcext:value-type="float">
            <text:p>11.8214</text:p>
          </table:table-cell>
          <table:table-cell office:value-type="float" office:value="11.9438" calcext:value-type="float">
            <text:p>11.9438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1.6598" calcext:value-type="float">
            <text:p>11.6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1211" calcext:value-type="float">
            <text:p>1211</text:p>
          </table:table-cell>
          <table:table-cell office:value-type="float" office:value="12.6804" calcext:value-type="float">
            <text:p>12.6804</text:p>
          </table:table-cell>
          <table:table-cell office:value-type="float" office:value="12.8117" calcext:value-type="float">
            <text:p>12.811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12.6909" calcext:value-type="float">
            <text:p>12.6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1095" calcext:value-type="float">
            <text:p>1095</text:p>
          </table:table-cell>
          <table:table-cell office:value-type="float" office:value="14.0237" calcext:value-type="float">
            <text:p>14.0237</text:p>
          </table:table-cell>
          <table:table-cell office:value-type="float" office:value="14.1689" calcext:value-type="float">
            <text:p>14.168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13.7352" calcext:value-type="float">
            <text:p>13.7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14.9961" calcext:value-type="float">
            <text:p>14.9961</text:p>
          </table:table-cell>
          <table:table-cell office:value-type="float" office:value="15.1514" calcext:value-type="float">
            <text:p>15.151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float" office:value="14.5005" calcext:value-type="float">
            <text:p>14.5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971" calcext:value-type="float">
            <text:p>971</text:p>
          </table:table-cell>
          <table:table-cell office:value-type="float" office:value="15.8146" calcext:value-type="float">
            <text:p>15.8146</text:p>
          </table:table-cell>
          <table:table-cell office:value-type="float" office:value="15.9784" calcext:value-type="float">
            <text:p>15.978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5.5111" calcext:value-type="float">
            <text:p>15.5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office:value-type="float" office:value="17.0622" calcext:value-type="float">
            <text:p>17.0622</text:p>
          </table:table-cell>
          <table:table-cell office:value-type="float" office:value="17.2389" calcext:value-type="float">
            <text:p>17.238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16.7277" calcext:value-type="float">
            <text:p>16.7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952" calcext:value-type="float">
            <text:p>952</text:p>
          </table:table-cell>
          <table:table-cell office:value-type="float" office:value="16.1303" calcext:value-type="float">
            <text:p>16.1303</text:p>
          </table:table-cell>
          <table:table-cell office:value-type="float" office:value="16.2973" calcext:value-type="float">
            <text:p>16.297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7.0244" calcext:value-type="float">
            <text:p>17.02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807" calcext:value-type="float">
            <text:p>807</text:p>
          </table:table-cell>
          <table:table-cell office:value-type="float" office:value="19.0285" calcext:value-type="float">
            <text:p>19.0285</text:p>
          </table:table-cell>
          <table:table-cell office:value-type="float" office:value="19.2255" calcext:value-type="float">
            <text:p>19.2255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18.5683" calcext:value-type="float">
            <text:p>18.5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768" calcext:value-type="float">
            <text:p>768</text:p>
          </table:table-cell>
          <table:table-cell office:value-type="float" office:value="19.9948" calcext:value-type="float">
            <text:p>19.9948</text:p>
          </table:table-cell>
          <table:table-cell office:value-type="float" office:value="20.2018" calcext:value-type="float">
            <text:p>20.2018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9.5867" calcext:value-type="float">
            <text:p>19.58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1066" calcext:value-type="float">
            <text:p>1066</text:p>
          </table:table-cell>
          <table:table-cell office:value-type="float" office:value="14.4053" calcext:value-type="float">
            <text:p>14.4053</text:p>
          </table:table-cell>
          <table:table-cell office:value-type="float" office:value="14.5544" calcext:value-type="float">
            <text:p>14.554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20.0732" calcext:value-type="float">
            <text:p>20.07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office:value-type="float" office:value="818" calcext:value-type="float">
            <text:p>81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8.967" calcext:value-type="float">
            <text:p>18.96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20.6954" calcext:value-type="float">
            <text:p>20.69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office:value-type="float" office:value="804" calcext:value-type="float">
            <text:p>804</text:p>
          </table:table-cell>
          <table:table-cell office:value-type="float" office:value="19.0995" calcext:value-type="float">
            <text:p>19.0995</text:p>
          </table:table-cell>
          <table:table-cell office:value-type="float" office:value="19.2973" calcext:value-type="float">
            <text:p>19.297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21.2982" calcext:value-type="float">
            <text:p>21.29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923" calcext:value-type="float">
            <text:p>923</text:p>
          </table:table-cell>
          <table:table-cell office:value-type="float" office:value="16.6371" calcext:value-type="float">
            <text:p>16.6371</text:p>
          </table:table-cell>
          <table:table-cell office:value-type="float" office:value="16.8093" calcext:value-type="float">
            <text:p>16.809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21.7816" calcext:value-type="float">
            <text:p>21.78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858" calcext:value-type="float">
            <text:p>858</text:p>
          </table:table-cell>
          <table:table-cell office:value-type="float" office:value="17.8974" calcext:value-type="float">
            <text:p>17.8974</text:p>
          </table:table-cell>
          <table:table-cell office:value-type="float" office:value="18.0828" calcext:value-type="float">
            <text:p>18.0828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22.0632" calcext:value-type="float">
            <text:p>22.06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office:value-type="float" office:value="601" calcext:value-type="float">
            <text:p>601</text:p>
          </table:table-cell>
          <table:table-cell office:value-type="float" office:value="25.5507" calcext:value-type="float">
            <text:p>25.5507</text:p>
          </table:table-cell>
          <table:table-cell office:value-type="float" office:value="25.8153" calcext:value-type="float">
            <text:p>25.815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24.4134" calcext:value-type="float">
            <text:p>24.41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641" calcext:value-type="float">
            <text:p>641</text:p>
          </table:table-cell>
          <table:table-cell office:value-type="float" office:value="23.9563" calcext:value-type="float">
            <text:p>23.9563</text:p>
          </table:table-cell>
          <table:table-cell office:value-type="float" office:value="24.2044" calcext:value-type="float">
            <text:p>24.204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25.6361" calcext:value-type="float">
            <text:p>25.63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1002" calcext:value-type="float">
            <text:p>1002</text:p>
          </table:table-cell>
          <table:table-cell office:value-type="float" office:value="15.3253" calcext:value-type="float">
            <text:p>15.3253</text:p>
          </table:table-cell>
          <table:table-cell office:value-type="float" office:value="15.484" calcext:value-type="float">
            <text:p>15.48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5.1738" calcext:value-type="float">
            <text:p>25.17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office:value-type="float" office:value="687" calcext:value-type="float">
            <text:p>687</text:p>
          </table:table-cell>
          <table:table-cell office:value-type="float" office:value="22.3523" calcext:value-type="float">
            <text:p>22.3523</text:p>
          </table:table-cell>
          <table:table-cell office:value-type="float" office:value="22.5837" calcext:value-type="float">
            <text:p>22.583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23.6246" calcext:value-type="float">
            <text:p>23.62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667" calcext:value-type="float">
            <text:p>667</text:p>
          </table:table-cell>
          <table:table-cell office:value-type="float" office:value="23.0225" calcext:value-type="float">
            <text:p>23.0225</text:p>
          </table:table-cell>
          <table:table-cell office:value-type="float" office:value="23.2609" calcext:value-type="float">
            <text:p>23.260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24.2975" calcext:value-type="float">
            <text:p>24.29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697" calcext:value-type="float">
            <text:p>697</text:p>
          </table:table-cell>
          <table:table-cell office:value-type="float" office:value="22.0316" calcext:value-type="float">
            <text:p>22.0316</text:p>
          </table:table-cell>
          <table:table-cell office:value-type="float" office:value="22.2597" calcext:value-type="float">
            <text:p>22.259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27.2753" calcext:value-type="float">
            <text:p>27.2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28.9736" calcext:value-type="float">
            <text:p>28.9736</text:p>
          </table:table-cell>
          <table:table-cell office:value-type="float" office:value="29.2736" calcext:value-type="float">
            <text:p>29.273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29.5308" calcext:value-type="float">
            <text:p>29.5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521" calcext:value-type="float">
            <text:p>521</text:p>
          </table:table-cell>
          <table:table-cell office:value-type="float" office:value="29.4741" calcext:value-type="float">
            <text:p>29.4741</text:p>
          </table:table-cell>
          <table:table-cell office:value-type="float" office:value="29.7793" calcext:value-type="float">
            <text:p>29.779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28.6493" calcext:value-type="float">
            <text:p>28.64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29.8175" calcext:value-type="float">
            <text:p>29.8175</text:p>
          </table:table-cell>
          <table:table-cell office:value-type="float" office:value="30.1262" calcext:value-type="float">
            <text:p>30.1262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28.8105" calcext:value-type="float">
            <text:p>28.81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778" calcext:value-type="float">
            <text:p>778</text:p>
          </table:table-cell>
          <table:table-cell office:value-type="float" office:value="19.7378" calcext:value-type="float">
            <text:p>19.7378</text:p>
          </table:table-cell>
          <table:table-cell office:value-type="float" office:value="19.9422" calcext:value-type="float">
            <text:p>19.9422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26.5675" calcext:value-type="float">
            <text:p>26.56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office:value-type="float" office:value="673" calcext:value-type="float">
            <text:p>673</text:p>
          </table:table-cell>
          <table:table-cell office:value-type="float" office:value="22.8172" calcext:value-type="float">
            <text:p>22.8172</text:p>
          </table:table-cell>
          <table:table-cell office:value-type="float" office:value="23.0535" calcext:value-type="float">
            <text:p>23.0535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26.9877" calcext:value-type="float">
            <text:p>26.98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699" calcext:value-type="float">
            <text:p>699</text:p>
          </table:table-cell>
          <table:table-cell office:value-type="float" office:value="21.9685" calcext:value-type="float">
            <text:p>21.9685</text:p>
          </table:table-cell>
          <table:table-cell office:value-type="float" office:value="22.196" calcext:value-type="float">
            <text:p>22.19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6.2945" calcext:value-type="float">
            <text:p>26.29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office:value-type="float" office:value="699" calcext:value-type="float">
            <text:p>699</text:p>
          </table:table-cell>
          <table:table-cell office:value-type="float" office:value="21.9685" calcext:value-type="float">
            <text:p>21.9685</text:p>
          </table:table-cell>
          <table:table-cell office:value-type="float" office:value="22.196" calcext:value-type="float">
            <text:p>22.19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24.9691" calcext:value-type="float">
            <text:p>24.96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office:value-type="float" office:value="438" calcext:value-type="float">
            <text:p>438</text:p>
          </table:table-cell>
          <table:table-cell office:value-type="float" office:value="35.0594" calcext:value-type="float">
            <text:p>35.0594</text:p>
          </table:table-cell>
          <table:table-cell office:value-type="float" office:value="35.4224" calcext:value-type="float">
            <text:p>35.422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25.2566" calcext:value-type="float">
            <text:p>25.25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480" calcext:value-type="float">
            <text:p>480</text:p>
          </table:table-cell>
          <table:table-cell office:value-type="float" office:value="31.9917" calcext:value-type="float">
            <text:p>31.9917</text:p>
          </table:table-cell>
          <table:table-cell office:value-type="float" office:value="32.3229" calcext:value-type="float">
            <text:p>32.322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33.0948" calcext:value-type="float">
            <text:p>33.09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  <table:table-cell office:value-type="float" office:value="674" calcext:value-type="float">
            <text:p>674</text:p>
          </table:table-cell>
          <table:table-cell office:value-type="float" office:value="22.7834" calcext:value-type="float">
            <text:p>22.7834</text:p>
          </table:table-cell>
          <table:table-cell office:value-type="float" office:value="23.0193" calcext:value-type="float">
            <text:p>23.019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1" calcext:value-type="float">
            <text:p>41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25.0915" calcext:value-type="float">
            <text:p>25.0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float" office:value="23.4085" calcext:value-type="float">
            <text:p>23.4085</text:p>
          </table:table-cell>
          <table:table-cell office:value-type="float" office:value="23.6509" calcext:value-type="float">
            <text:p>23.650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36.217" calcext:value-type="float">
            <text:p>36.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office:value-type="float" office:value="637" calcext:value-type="float">
            <text:p>637</text:p>
          </table:table-cell>
          <table:table-cell office:value-type="float" office:value="24.1068" calcext:value-type="float">
            <text:p>24.1068</text:p>
          </table:table-cell>
          <table:table-cell office:value-type="float" office:value="24.3564" calcext:value-type="float">
            <text:p>24.356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23.302" calcext:value-type="float">
            <text:p>23.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office:value-type="float" office:value="642" calcext:value-type="float">
            <text:p>642</text:p>
          </table:table-cell>
          <table:table-cell office:value-type="float" office:value="23.919" calcext:value-type="float">
            <text:p>23.919</text:p>
          </table:table-cell>
          <table:table-cell office:value-type="float" office:value="24.1667" calcext:value-type="float">
            <text:p>24.166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30.1098" calcext:value-type="float">
            <text:p>30.10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office:value-type="float" office:value="611" calcext:value-type="float">
            <text:p>611</text:p>
          </table:table-cell>
          <table:table-cell office:value-type="float" office:value="25.1326" calcext:value-type="float">
            <text:p>25.1326</text:p>
          </table:table-cell>
          <table:table-cell office:value-type="float" office:value="25.3928" calcext:value-type="float">
            <text:p>25.3928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30.6507" calcext:value-type="float">
            <text:p>30.65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office:value-type="float" office:value="25.2566" calcext:value-type="float">
            <text:p>25.2566</text:p>
          </table:table-cell>
          <table:table-cell office:value-type="float" office:value="25.5181" calcext:value-type="float">
            <text:p>25.518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6.2945" calcext:value-type="float">
            <text:p>26.29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office:value-type="float" office:value="589" calcext:value-type="float">
            <text:p>589</text:p>
          </table:table-cell>
          <table:table-cell office:value-type="float" office:value="26.0713" calcext:value-type="float">
            <text:p>26.0713</text:p>
          </table:table-cell>
          <table:table-cell office:value-type="float" office:value="26.3413" calcext:value-type="float">
            <text:p>26.3413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3.9735" calcext:value-type="float">
            <text:p>33.97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492" calcext:value-type="float">
            <text:p>492</text:p>
          </table:table-cell>
          <table:table-cell office:value-type="float" office:value="31.2114" calcext:value-type="float">
            <text:p>31.2114</text:p>
          </table:table-cell>
          <table:table-cell office:value-type="float" office:value="31.5346" calcext:value-type="float">
            <text:p>31.534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31.0222" calcext:value-type="float">
            <text:p>31.02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543" calcext:value-type="float">
            <text:p>543</text:p>
          </table:table-cell>
          <table:table-cell office:value-type="float" office:value="28.2799" calcext:value-type="float">
            <text:p>28.2799</text:p>
          </table:table-cell>
          <table:table-cell office:value-type="float" office:value="28.5727" calcext:value-type="float">
            <text:p>28.572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37.916" calcext:value-type="float">
            <text:p>37.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551" calcext:value-type="float">
            <text:p>551</text:p>
          </table:table-cell>
          <table:table-cell office:value-type="float" office:value="27.8693" calcext:value-type="float">
            <text:p>27.8693</text:p>
          </table:table-cell>
          <table:table-cell office:value-type="float" office:value="28.1579" calcext:value-type="float">
            <text:p>28.157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4.8209" calcext:value-type="float">
            <text:p>34.82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office:value-type="float" office:value="614" calcext:value-type="float">
            <text:p>614</text:p>
          </table:table-cell>
          <table:table-cell office:value-type="float" office:value="25.0098" calcext:value-type="float">
            <text:p>25.0098</text:p>
          </table:table-cell>
          <table:table-cell office:value-type="float" office:value="25.2687" calcext:value-type="float">
            <text:p>25.268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32.812" calcext:value-type="float">
            <text:p>32.8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office:value-type="float" office:value="543" calcext:value-type="float">
            <text:p>543</text:p>
          </table:table-cell>
          <table:table-cell office:value-type="float" office:value="28.2799" calcext:value-type="float">
            <text:p>28.2799</text:p>
          </table:table-cell>
          <table:table-cell office:value-type="float" office:value="28.5727" calcext:value-type="float">
            <text:p>28.572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43.2563" calcext:value-type="float">
            <text:p>43.25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28.8647" calcext:value-type="float">
            <text:p>28.8647</text:p>
          </table:table-cell>
          <table:table-cell office:value-type="float" office:value="29.1635" calcext:value-type="float">
            <text:p>29.1635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33.6018" calcext:value-type="float">
            <text:p>33.6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office:value-type="float" office:value="559" calcext:value-type="float">
            <text:p>559</text:p>
          </table:table-cell>
          <table:table-cell office:value-type="float" office:value="27.4705" calcext:value-type="float">
            <text:p>27.4705</text:p>
          </table:table-cell>
          <table:table-cell office:value-type="float" office:value="27.7549" calcext:value-type="float">
            <text:p>27.754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31.5318" calcext:value-type="float">
            <text:p>31.53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office:value-type="float" office:value="501" calcext:value-type="float">
            <text:p>501</text:p>
          </table:table-cell>
          <table:table-cell office:value-type="float" office:value="30.6507" calcext:value-type="float">
            <text:p>30.6507</text:p>
          </table:table-cell>
          <table:table-cell office:value-type="float" office:value="30.9681" calcext:value-type="float">
            <text:p>30.968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28.9736" calcext:value-type="float">
            <text:p>28.97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office:value-type="float" office:value="507" calcext:value-type="float">
            <text:p>507</text:p>
          </table:table-cell>
          <table:table-cell office:value-type="float" office:value="30.288" calcext:value-type="float">
            <text:p>30.288</text:p>
          </table:table-cell>
          <table:table-cell office:value-type="float" office:value="30.6016" calcext:value-type="float">
            <text:p>30.601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31.085" calcext:value-type="float">
            <text:p>31.0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office:value-type="float" office:value="571" calcext:value-type="float">
            <text:p>571</text:p>
          </table:table-cell>
          <table:table-cell office:value-type="float" office:value="26.8932" calcext:value-type="float">
            <text:p>26.8932</text:p>
          </table:table-cell>
          <table:table-cell office:value-type="float" office:value="27.1716" calcext:value-type="float">
            <text:p>27.171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33.6754" calcext:value-type="float">
            <text:p>33.67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office:value-type="float" office:value="517" calcext:value-type="float">
            <text:p>517</text:p>
          </table:table-cell>
          <table:table-cell office:value-type="float" office:value="29.7021" calcext:value-type="float">
            <text:p>29.7021</text:p>
          </table:table-cell>
          <table:table-cell office:value-type="float" office:value="30.0097" calcext:value-type="float">
            <text:p>30.009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33.2381" calcext:value-type="float">
            <text:p>33.2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9" calcext:value-type="float">
            <text:p>59</text:p>
          </table:table-cell>
          <table:table-cell office:value-type="float" office:value="605" calcext:value-type="float">
            <text:p>605</text:p>
          </table:table-cell>
          <table:table-cell office:value-type="float" office:value="25.3818" calcext:value-type="float">
            <text:p>25.3818</text:p>
          </table:table-cell>
          <table:table-cell office:value-type="float" office:value="25.6446" calcext:value-type="float">
            <text:p>25.644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59" calcext:value-type="float">
            <text:p>59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5.1738" calcext:value-type="float">
            <text:p>25.17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office:value-type="float" office:value="479" calcext:value-type="float">
            <text:p>479</text:p>
          </table:table-cell>
          <table:table-cell office:value-type="float" office:value="32.0585" calcext:value-type="float">
            <text:p>32.0585</text:p>
          </table:table-cell>
          <table:table-cell office:value-type="float" office:value="32.3904" calcext:value-type="float">
            <text:p>32.3904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35.2202" calcext:value-type="float">
            <text:p>35.22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office:value-type="float" office:value="604" calcext:value-type="float">
            <text:p>604</text:p>
          </table:table-cell>
          <table:table-cell office:value-type="float" office:value="25.4238" calcext:value-type="float">
            <text:p>25.4238</text:p>
          </table:table-cell>
          <table:table-cell office:value-type="float" office:value="25.6871" calcext:value-type="float">
            <text:p>25.6871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30.2283" calcext:value-type="float">
            <text:p>30.22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2" calcext:value-type="float">
            <text:p>62</text:p>
          </table:table-cell>
          <table:table-cell office:value-type="float" office:value="517" calcext:value-type="float">
            <text:p>517</text:p>
          </table:table-cell>
          <table:table-cell office:value-type="float" office:value="29.7021" calcext:value-type="float">
            <text:p>29.7021</text:p>
          </table:table-cell>
          <table:table-cell office:value-type="float" office:value="30.0097" calcext:value-type="float">
            <text:p>30.0097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2" calcext:value-type="float">
            <text:p>62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31.9252" calcext:value-type="float">
            <text:p>31.92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31.9917" calcext:value-type="float">
            <text:p>31.9917</text:p>
          </table:table-cell>
          <table:table-cell office:value-type="float" office:value="32.3229" calcext:value-type="float">
            <text:p>32.3229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30.1098" calcext:value-type="float">
            <text:p>30.1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openMP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605" calcext:value-type="float">
            <text:p>605</text:p>
          </table:table-cell>
          <table:table-cell office:value-type="float" office:value="25.3818" calcext:value-type="float">
            <text:p>25.3818</text:p>
          </table:table-cell>
          <table:table-cell office:value-type="float" office:value="25.6446" calcext:value-type="float">
            <text:p>25.6446</text:p>
          </table:table-cell>
          <table:table-cell/>
          <table:table-cell office:value-type="string" calcext:value-type="string">
            <text:p>pthrea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32.603" calcext:value-type="float">
            <text:p>32.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Noto Sans CJK SC" style:language-asian="zh" style:country-asian="CN" style:font-name-complex="Ubuntu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Ubuntu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2:28:49.691032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12:26:18.195670451</meta:creation-date>
    <meta:editing-duration>PT7M8S</meta:editing-duration>
    <meta:editing-cycles>4</meta:editing-cycles>
    <meta:generator>LibreOffice/6.3.1.2$Linux_X86_64 LibreOffice_project/b79626edf0065ac373bd1df5c28bd630b4424273</meta:generator>
    <dc:date>2020-04-18T12:56:05.907723310</dc:date>
    <meta:document-statistic meta:table-count="1" meta:cell-count="110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74cm" svg:height="18.86cm" xlink:href=".." xlink:type="simple" chart:class="chart:line" chart:style-name="ch1">
        <chart:title svg:x="10.247cm" svg:y="0.513cm" chart:style-name="ch2">
          <text:p>Speed up - OPEN MP</text:p>
        </chart:title>
        <chart:subtitle svg:x="7.72cm" svg:y="1.669cm" chart:style-name="ch3">
          <text:p>N = 5000 M = 5000. Ratio alive cells 30%. 10 iterations</text:p>
        </chart:subtitle>
        <chart:legend chart:legend-position="end" svg:x="22.307cm" svg:y="8.882cm" style:legend-expansion="high" chart:style-name="ch4"/>
        <chart:plot-area chart:style-name="ch5" table:cell-range-address="Sheet1.A1:Sheet1.A65 Sheet1.H1:Sheet1.H65" chart:data-source-has-labels="row" svg:x="1.51cm" svg:y="2.729cm" svg:width="20.298cm" svg:height="14.773cm">
          <chartooo:coordinate-region svg:x="2.131cm" svg:y="2.929cm" svg:width="19.677cm" svg:height="13.781cm"/>
          <chart:axis chart:dimension="x" chart:name="primary-x" chart:style-name="ch6">
            <chart:title svg:x="10.266cm" svg:y="17.879cm" chart:style-name="ch7">
              <text:p>number of workers</text:p>
            </chart:title>
          </chart:axis>
          <chart:axis chart:dimension="y" chart:name="primary-y" chart:style-name="ch6">
            <chart:title svg:x="0.451cm" svg:y="10.86cm" chart:style-name="ch8">
              <text:p>speed-up</text:p>
            </chart:title>
            <chart:grid chart:style-name="ch9" chart:class="major"/>
          </chart:axis>
          <chart:series chart:style-name="ch10" chart:values-cell-range-address="Sheet1.A2:Sheet1.A65" chart:label-cell-address="Sheet1.A1:Sheet1.A1" chart:class="chart:line">
            <chart:data-point chart:repeated="64"/>
          </chart:series>
          <chart:series chart:style-name="ch11" chart:values-cell-range-address="Sheet1.H2:Sheet1.H65" chart:label-cell-address="Sheet1.H1:Sheet1.H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Sheet1.A1:Sheet1.A1</svg:desc>
                </draw:g>
              </table:table-cell>
              <table:table-cell office:value-type="string">
                <text:p>open mp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5</svg:desc>
                </draw:g>
              </table:table-cell>
              <table:table-cell office:value-type="float" office:value="0.989752">
                <text:p>0.989752</text:p>
                <draw:g>
                  <svg:desc>Sheet1.H2:Sheet1.H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7581">
                <text:p>1.97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6562">
                <text:p>2.96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97206">
                <text:p>3.97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7488">
                <text:p>4.77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7387">
                <text:p>5.5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9693">
                <text:p>6.196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40405">
                <text:p>7.404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3036">
                <text:p>8.83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3273">
                <text:p>9.9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9921">
                <text:p>10.9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8214">
                <text:p>11.8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6804">
                <text:p>12.6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.0237">
                <text:p>14.0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9961">
                <text:p>14.9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8146">
                <text:p>15.8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0622">
                <text:p>17.0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.1303">
                <text:p>16.1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285">
                <text:p>19.0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948">
                <text:p>19.9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4053">
                <text:p>14.4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.7726">
                <text:p>18.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0995">
                <text:p>19.0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6371">
                <text:p>16.6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8974">
                <text:p>17.8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5507">
                <text:p>25.5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.9563">
                <text:p>23.95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5.3253">
                <text:p>15.3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2.3523">
                <text:p>22.3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.0225">
                <text:p>23.0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0316">
                <text:p>22.0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8.9736">
                <text:p>28.9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.4741">
                <text:p>29.47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9.8175">
                <text:p>29.8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.7378">
                <text:p>19.7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8172">
                <text:p>22.8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9685">
                <text:p>21.96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.9685">
                <text:p>21.9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5.0594">
                <text:p>35.0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.9917">
                <text:p>31.9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.7834">
                <text:p>22.7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3.4085">
                <text:p>23.4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4.1068">
                <text:p>24.1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.919">
                <text:p>23.9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.1326">
                <text:p>25.1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.2566">
                <text:p>25.2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6.0713">
                <text:p>26.0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1.2114">
                <text:p>31.2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8.2799">
                <text:p>28.27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.8693">
                <text:p>27.8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.0098">
                <text:p>25.0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.2799">
                <text:p>28.27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8.8647">
                <text:p>28.8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.4705">
                <text:p>27.47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.6507">
                <text:p>30.6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0.288">
                <text:p>30.2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6.8932">
                <text:p>26.8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9.7021">
                <text:p>29.7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.3818">
                <text:p>25.38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2.0585">
                <text:p>32.05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.4238">
                <text:p>25.42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9.7021">
                <text:p>29.70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1.9917">
                <text:p>31.9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.3818">
                <text:p>25.3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b79626edf0065ac373bd1df5c28bd630b442427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84cm" svg:height="19.408cm" xlink:href=".." xlink:type="simple" chart:class="chart:line" chart:style-name="ch1">
        <chart:title svg:x="10.126cm" svg:y="0.524cm" chart:style-name="ch2">
          <text:p>Speed up - PTHREAD</text:p>
        </chart:title>
        <chart:subtitle svg:x="7.625cm" svg:y="1.691cm" chart:style-name="ch3">
          <text:p>N = 5000 M = 5000. Ratio alive cells 30%. 10 iterations</text:p>
        </chart:subtitle>
        <chart:legend chart:legend-position="end" svg:x="22.302cm" svg:y="9.156cm" style:legend-expansion="high" chart:style-name="ch4"/>
        <chart:plot-area chart:style-name="ch5" table:cell-range-address="Sheet1.A1:Sheet1.A65 Sheet1.Q1:Sheet1.Q65" chart:data-source-has-labels="row" svg:x="1.506cm" svg:y="2.762cm" svg:width="20.301cm" svg:height="15.277cm">
          <chartooo:coordinate-region svg:x="2.127cm" svg:y="2.961cm" svg:width="19.68cm" svg:height="14.286cm"/>
          <chart:axis chart:dimension="x" chart:name="primary-x" chart:style-name="ch6">
            <chart:title svg:x="10.263cm" svg:y="18.427cm" chart:style-name="ch7">
              <text:p>number of workres</text:p>
            </chart:title>
          </chart:axis>
          <chart:axis chart:dimension="y" chart:name="primary-y" chart:style-name="ch6">
            <chart:title svg:x="0.451cm" svg:y="11.145cm" chart:style-name="ch8">
              <text:p>speed-up</text:p>
            </chart:title>
            <chart:grid chart:style-name="ch9" chart:class="major"/>
          </chart:axis>
          <chart:series chart:style-name="ch10" chart:values-cell-range-address="Sheet1.A2:Sheet1.A65" chart:label-cell-address="Sheet1.A1:Sheet1.A1" chart:class="chart:line">
            <chart:data-point chart:repeated="64"/>
          </chart:series>
          <chart:series chart:style-name="ch11" chart:values-cell-range-address="Sheet1.Q2:Sheet1.Q65" chart:label-cell-address="Sheet1.Q1:Sheet1.Q1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Sheet1.A1:Sheet1.A1</svg:desc>
                </draw:g>
              </table:table-cell>
              <table:table-cell office:value-type="string">
                <text:p>pthread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5</svg:desc>
                </draw:g>
              </table:table-cell>
              <table:table-cell office:value-type="float" office:value="1">
                <text:p>1</text:p>
                <draw:g>
                  <svg:desc>Sheet1.Q2:Sheet1.Q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0078">
                <text:p>2.00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0039">
                <text:p>3.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00104">
                <text:p>4.00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00033">
                <text:p>5.00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97742">
                <text:p>5.9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98">
                <text:p>6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6473">
                <text:p>7.96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88657">
                <text:p>8.88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9585">
                <text:p>9.9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6123">
                <text:p>10.6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6598">
                <text:p>11.6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6909">
                <text:p>12.6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7352">
                <text:p>13.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5005">
                <text:p>14.5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.5111">
                <text:p>15.5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7277">
                <text:p>16.7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0244">
                <text:p>17.0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.5683">
                <text:p>18.5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5867">
                <text:p>19.5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.0732">
                <text:p>20.0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.6954">
                <text:p>20.6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.2982">
                <text:p>21.2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.7816">
                <text:p>21.7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.0632">
                <text:p>22.0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4.4134">
                <text:p>24.4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.6361">
                <text:p>25.6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5.1738">
                <text:p>25.1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.6246">
                <text:p>23.6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.2975">
                <text:p>24.2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.2753">
                <text:p>27.2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9.5308">
                <text:p>29.5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.6493">
                <text:p>28.6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.8105">
                <text:p>28.8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5675">
                <text:p>26.5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.9877">
                <text:p>26.98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6.2945">
                <text:p>26.29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4.9691">
                <text:p>24.9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.2566">
                <text:p>25.2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.0948">
                <text:p>33.0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.0915">
                <text:p>25.0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6.217">
                <text:p>36.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3.302">
                <text:p>23.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0.1098">
                <text:p>30.1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0.6507">
                <text:p>30.65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6.2945">
                <text:p>26.2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3.9735">
                <text:p>33.9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1.0222">
                <text:p>31.0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7.916">
                <text:p>37.9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4.8209">
                <text:p>34.8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2.812">
                <text:p>32.8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3.2563">
                <text:p>43.25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3.6018">
                <text:p>33.6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1.5318">
                <text:p>31.5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8.9736">
                <text:p>28.9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1.085">
                <text:p>31.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3.6754">
                <text:p>33.6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3.2381">
                <text:p>33.2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.1738">
                <text:p>25.1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5.2202">
                <text:p>35.2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0.2283">
                <text:p>30.2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1.9252">
                <text:p>31.9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0.1098">
                <text:p>30.1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2.603">
                <text:p>32.6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b79626edf0065ac373bd1df5c28bd630b442427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